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7.18mm"/>
    </style:style>
    <style:style style:name="co5" style:family="table-column">
      <style:table-column-properties fo:break-before="auto" style:column-width="30.29mm"/>
    </style:style>
    <style:style style:name="co6" style:family="table-column">
      <style:table-column-properties fo:break-before="auto" style:column-width="34.96mm"/>
    </style:style>
    <style:style style:name="co7" style:family="table-column">
      <style:table-column-properties fo:break-before="auto" style:column-width="153.18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32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dialog_name</text:p>
          </table:table-cell>
          <table:table-cell table:style-name="ce3" office:value-type="string" calcext:value-type="string">
            <text:p>fade_in</text:p>
          </table:table-cell>
          <table:table-cell table:style-name="ce3" office:value-type="string" calcext:value-type="string">
            <text:p>fade_out</text:p>
          </table:table-cell>
          <table:table-cell table:style-name="ce3" office:value-type="string" calcext:value-type="string">
            <text:p>enemy_speaking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picture</text:p>
          </table:table-cell>
          <table:table-cell table:style-name="ce3"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ial_V3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Wisteria[COMA]_your_vagrancy_ends_here._Surrender_now!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V3_02</text:p>
          </table:table-cell>
        </table:table-row>
        <table:table-row table:style-name="ro1">
          <table:table-cell office:value-type="string" calcext:value-type="string">
            <text:p>Dial_V3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Yeah[COMA]_right._I'm_in_sort_of_a_hurry_so[COMA]_just_let_me_pass[COMA]_okay?</text:p>
          </table:table-cell>
          <table:table-cell office:value-type="string" calcext:value-type="string">
            <text:p>2D/Dialogs/Katyusha.png</text:p>
          </table:table-cell>
          <table:table-cell office:value-type="string" calcext:value-type="string">
            <text:p>Dial_V3_03</text:p>
          </table:table-cell>
        </table:table-row>
        <table:table-row table:style-name="ro1">
          <table:table-cell office:value-type="string" calcext:value-type="string">
            <text:p>Dial_V3_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I_see...so_there_is_no_point_trying_to_talk_you_into_reason._Guards[COMA]_get_her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Wister!_Don't_you_make_a_move[COMA]_rogue._You_are_under_arrest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2</text:p>
          </table:table-cell>
        </table:table-row>
        <table:table-row table:style-name="ro1">
          <table:table-cell office:value-type="string" calcext:value-type="string">
            <text:p>Dial_Hub_Intro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Try_and_catch_me?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You_have_no_chance_of_surviving_through_this_asteroid_field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4</text:p>
          </table:table-cell>
        </table:table-row>
        <table:table-row table:style-name="ro1">
          <table:table-cell office:value-type="string" calcext:value-type="string">
            <text:p>Dial_Hub_Intro_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Let_us_see_if_that's_true[COMA]_Captain.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Ahaha_that's_a_stupid_move_Wisteria._At_all_ships[COMA]_FIRE_AT_WILL!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Wisteria[COMA]_we_must_avoid_collision_at_all_cost.</text:p>
          </table:table-cell>
          <table:table-cell office:value-type="string" calcext:value-type="string">
            <text:p>2D/Dialogs/Computer.png</text:p>
          </table:table-cell>
          <table:table-cell office:value-type="string" calcext:value-type="string">
            <text:p>Dial_VIntro_02</text:p>
          </table:table-cell>
        </table:table-row>
        <table:table-row table:style-name="ro1">
          <table:table-cell office:value-type="string" calcext:value-type="string">
            <text:p>Dial_VIntro_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Use_the_aerobrakes_to_fly_carefully_[Hold_X_Key]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Let's_dodge_those_shots_and_fire_back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ITSUKOI[COMA]_HATSUKI[COMA]_please_take_care_of_our_guest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ITSUKOI...Noooooo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HATSUKI...Noooooo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Hold_on[COMA]_noot_so_fast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1:41:03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M39S</meta:editing-duration>
    <meta:editing-cycles>55</meta:editing-cycles>
    <meta:generator>LibreOffice/6.0.6.2$Windows_X86_64 LibreOffice_project/0c292870b25a325b5ed35f6b45599d2ea4458e77</meta:generator>
    <dc:date>2020-12-22T01:41:44.132000000</dc:date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